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 office:value-type="string">
            <text:p>Rookie Maid
“L-Like this...?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 office:value-type="string">
            <text:p>Experienced Maid
“Not quite. You must really put your back into
it when scrubbing the floor with a cloth, and
there is a rhythm to it, too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 office:value-type="string">
            <text:p>Experienced Maid
“Scrub harder! Scrub, scrub! Like that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Yes, ma'am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 office:value-type="string">
            <text:p>Experienced Maid
“There, you've got it! (Ahh, just a little further
and I'll be able to see her panties! ♪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Hah... hah...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 office:value-type="string">
            <text:p>Experienced Maid
“I-I saw 'em!! Hell yeaaaaahhh!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 office:value-type="string">
            <text:p>Experienced Maid
“Right, I think that's enough scrubbing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 office:value-type="string">
            <text:p>Experienced Maid
“Next, we shall be arranging the bookshelves
in the strategy room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 office:value-type="string">
            <text:p>Rookie Maid
“Y... Yes... umm... b-but before tha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 office:value-type="string">
            <text:p>Rookie Maid
“I-I need the r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 office:value-type="string">
            <text:p>Experienced Maid
“Ahem! Less snivelling, and more moving!
(No toilet for you!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 office:value-type="string">
            <text:p>Rookie Maid
“Uuuuh... *squirm* *wriggl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 office:value-type="string">
            <text:p>Experienced Maid
“Right there, put your back into i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